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onymMap.read( byte [ ] data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2">
            <text:p text:style-name="Table_20_Contents">42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ynonymMap.createIndex( Map word2Groups , Map group2Word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ynonymMap.analyze( String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onymMap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ynonymMap.SynonymMap( InputStream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onymMap.optimize( HashMap word2Syns , HashMap internedWord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ynonymMap.getSynonyms( String 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nonymMap.toByteArray( InputStream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ynonymMap.isValid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